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9cm" fo:min-width="0.49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109cm" fo:min-width="0.59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11cm" fo:min-width="0.59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11cm" fo:min-width="0.592cm"/>
      <style:paragraph-properties style:writing-mode="lr-tb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6cm" fo:min-width="0.3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6cm" fo:min-width="0.35cm"/>
    </style:style>
    <style:style style:name="gr8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9cm" fo:min-width="2.092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59cm" fo:min-width="0.204cm"/>
    </style:style>
    <style:style style:name="gr11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2" style:family="graphic" style:parent-style-name="standard">
      <style:graphic-properties draw:textarea-horizontal-align="justify" draw:textarea-vertical-align="middle" draw:auto-grow-height="false" fo:min-height="0.59cm" fo:min-width="0.20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2.201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109cm" fo:min-width="0.59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9cm" fo:min-width="0.90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9cm" fo:min-width="0.51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0.51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7cm" fo:min-width="0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2cm" fo:min-width="0.493cm"/>
      <style:paragraph-properties style:writing-mode="lr-tb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1.306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4pt" fo:language="en" fo:country="GB" style:font-size-asian="14pt" style:font-size-complex="14pt"/>
    </style:style>
    <style:style style:name="P2" style:family="paragraph">
      <style:paragraph-properties fo:text-align="center" style:writing-mode="lr-tb"/>
      <style:text-properties fo:font-size="14pt" fo:language="en" fo:country="GB" style:font-size-asian="14pt" style:font-size-complex="14pt"/>
    </style:style>
    <style:style style:name="P3" style:family="paragraph">
      <style:paragraph-properties fo:text-align="center"/>
      <style:text-properties fo:language="en" fo:country="G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8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font-size="14pt" fo:language="en" fo:country="GB" style:font-size-asian="14pt" style:font-size-complex="14pt"/>
    </style:style>
    <style:style style:name="T2" style:family="text">
      <style:text-properties style:text-position="-33% 58%" fo:font-size="14pt" fo:language="en" fo:country="GB" style:font-size-asian="14pt" style:font-size-complex="1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language="en" fo:country="GB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4pt" fo:language="en" fo:country="GB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text-position="-33% 58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0.993cm" svg:height="0.949cm" svg:x="0.662cm" svg:y="2.68cm">
            <draw:text-box>
              <text:p><text:span text:style-name="T1">V</text:span><text:span text:style-name="T2">a</text:span></text:p>
            </draw:text-box>
          </draw:frame>
          <draw:custom-shape draw:style-name="gr2" draw:text-style-name="P2" xml:id="id1" draw:id="id1" draw:layer="layout" svg:width="1.093cm" svg:height="0.359cm" svg:x="3.176cm" svg:y="1.59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xml:id="id8" draw:id="id8" draw:layer="layout" svg:width="1.093cm" svg:height="0.359cm" svg:x="6.308cm" svg:y="1.5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xml:id="id3" draw:id="id3" draw:layer="layout" svg:width="1.093cm" svg:height="0.36cm" svg:x="3.176cm" svg:y="4.14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xml:id="id6" draw:id="id6" draw:layer="layout" svg:width="1.092cm" svg:height="0.36cm" svg:x="6.374cm" svg:y="4.14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xml:id="id7" draw:id="id7" draw:layer="layout" svg:width="1.092cm" svg:height="0.36cm" draw:transform="rotate (1.5707963267949) translate (5.177cm 3.565cm)">
            <text:p/>
            <draw:enhanced-geometry svg:viewBox="0 0 21600 21600" draw:type="rectangle" draw:enhanced-path="M 0 0 L 21600 0 21600 21600 0 21600 0 0 Z N"/>
          </draw:custom-shape>
          <draw:connector draw:style-name="gr5" draw:text-style-name="P2" draw:layer="layout" svg:x1="3.176cm" svg:y1="1.777cm" svg:x2="2.097cm" svg:y2="2.473cm" draw:start-shape="id1" draw:start-glue-point="3" draw:end-shape="id2" draw:end-glue-point="4" svg:d="M3176 1777h-1079v696" svg:viewBox="0 0 1080 697">
            <text:p/>
          </draw:connector>
          <draw:connector draw:style-name="gr5" draw:text-style-name="P2" draw:layer="layout" svg:x1="2.097cm" svg:y1="3.675cm" svg:x2="3.176cm" svg:y2="4.322cm" draw:start-shape="id2" draw:start-glue-point="8" draw:end-shape="id3" draw:end-glue-point="3" svg:d="M2097 3675v647h1079" svg:viewBox="0 0 1080 648">
            <text:p/>
          </draw:connector>
          <draw:connector draw:style-name="gr5" draw:text-style-name="P2" draw:layer="layout" svg:x1="8.325cm" svg:y1="6.241cm" svg:x2="5.352cm" svg:y2="6.519cm" draw:start-shape="id4" draw:start-glue-point="2" draw:end-shape="id5" draw:end-glue-point="6" svg:d="M8325 6241v780h-2973v-502" svg:viewBox="0 0 2974 781">
            <text:p/>
          </draw:connector>
          <draw:connector draw:style-name="gr5" draw:text-style-name="P2" draw:layer="layout" svg:x1="4.269cm" svg:y1="4.322cm" svg:x2="6.374cm" svg:y2="4.322cm" draw:start-shape="id3" draw:start-glue-point="1" draw:end-shape="id6" draw:end-glue-point="3" svg:d="M4269 4322h2105" svg:viewBox="0 0 2106 1">
            <text:p/>
          </draw:connector>
          <draw:connector draw:style-name="gr5" draw:text-style-name="P2" draw:layer="layout" svg:x1="5.357cm" svg:y1="3.565cm" svg:x2="6.374cm" svg:y2="4.322cm" draw:start-shape="id7" draw:start-glue-point="3" draw:end-shape="id6" draw:end-glue-point="3" svg:d="M5357 3565v757h1017" svg:viewBox="0 0 1018 758">
            <text:p/>
          </draw:connector>
          <draw:connector draw:style-name="gr5" draw:text-style-name="P2" draw:layer="layout" svg:x1="6.308cm" svg:y1="1.777cm" svg:x2="5.357cm" svg:y2="2.473cm" draw:start-shape="id8" draw:start-glue-point="3" draw:end-shape="id7" draw:end-glue-point="1" svg:d="M6308 1777h-951v696" svg:viewBox="0 0 952 697">
            <text:p/>
          </draw:connector>
          <draw:custom-shape draw:style-name="gr6" draw:text-style-name="P2" xml:id="id2" draw:id="id2" draw:layer="layout" svg:width="1.202cm" svg:height="1.202cm" svg:x="1.496cm" svg:y="2.473cm">
            <text:p text:style-name="P2"><text:span text:style-name="T1">+</text:span></text:p>
            <text:p text:style-name="P2"><text:span text:style-name="T1">-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 xml:id="id4" draw:id="id4">
            <draw:custom-shape draw:style-name="gr7" draw:text-style-name="P3" draw:layer="layout" svg:width="1.202cm" svg:height="1.202cm" svg:x="7.724cm" svg:y="5.039cm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4" draw:layer="layout" svg:x1="8.325cm" svg:y1="6.039cm" svg:x2="8.325cm" svg:y2="5.214cm">
              <text:p/>
            </draw:line>
          </draw:g>
          <draw:frame draw:style-name="gr9" draw:text-style-name="P1" draw:layer="layout" svg:width="2.592cm" svg:height="0.949cm" svg:x="8.759cm" svg:y="3.298cm">
            <draw:text-box>
              <text:p><text:span text:style-name="T1">I</text:span><text:span text:style-name="T2">b</text:span><text:span text:style-name="T1"> = K</text:span><text:span text:style-name="T2">b</text:span><text:span text:style-name="T1"> V</text:span><text:span text:style-name="T2">b</text:span></text:p>
            </draw:text-box>
          </draw:frame>
          <draw:g xml:id="id9" draw:id="id9">
            <draw:custom-shape draw:style-name="gr10" draw:text-style-name="P3" draw:layer="layout" svg:width="1.406cm" svg:height="1.679cm" svg:x="7.613cm" svg:y="2.205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line draw:style-name="gr11" draw:text-style-name="P4" draw:layer="layout" svg:x1="8.315cm" svg:y1="2.693cm" svg:x2="8.315cm" svg:y2="3.518cm">
              <text:p/>
            </draw:line>
          </draw:g>
          <draw:custom-shape draw:style-name="gr12" draw:text-style-name="P2" xml:id="id5" draw:id="id5" draw:layer="layout" svg:width="1.405cm" svg:height="1.68cm" svg:x="4.649cm" svg:y="4.839cm">
            <text:p text:style-name="P2"><text:span text:style-name="T1">+</text:span></text:p>
            <text:p text:style-name="P2"><text:span text:style-name="T1">-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13" draw:text-style-name="P1" draw:layer="layout" svg:width="2.701cm" svg:height="0.95cm" svg:x="5.576cm" svg:y="6.249cm">
            <draw:text-box>
              <text:p><text:span text:style-name="T3">V</text:span><text:span text:style-name="T4">c</text:span><text:span text:style-name="T3"> = K</text:span><text:span text:style-name="T4">c</text:span><text:span text:style-name="T3"> I</text:span><text:span text:style-name="T4">c</text:span><text:span text:style-name="T1"> </text:span></text:p>
            </draw:text-box>
          </draw:frame>
          <draw:connector draw:style-name="gr5" draw:text-style-name="P5" draw:layer="layout" svg:x1="4.269cm" svg:y1="4.322cm" svg:x2="5.352cm" svg:y2="4.839cm" draw:start-shape="id3" draw:start-glue-point="1" draw:end-shape="id5" draw:end-glue-point="4" svg:d="M4269 4322h1083v517" svg:viewBox="0 0 1084 518">
            <text:p/>
          </draw:connector>
          <draw:connector draw:style-name="gr5" draw:text-style-name="P5" draw:layer="layout" svg:x1="4.269cm" svg:y1="1.777cm" svg:x2="5.357cm" svg:y2="2.473cm" draw:start-shape="id1" draw:start-glue-point="1" draw:end-shape="id7" draw:end-glue-point="1" svg:d="M4269 1777h1088v696" svg:viewBox="0 0 1089 697">
            <text:p/>
          </draw:connector>
          <draw:connector draw:style-name="gr5" draw:text-style-name="P5" draw:layer="layout" svg:x1="7.466cm" svg:y1="4.322cm" svg:x2="8.325cm" svg:y2="5.039cm" draw:start-shape="id6" draw:start-glue-point="1" draw:end-shape="id4" draw:end-glue-point="0" svg:d="M7466 4322h859v717" svg:viewBox="0 0 860 718">
            <text:p/>
          </draw:connector>
          <draw:connector draw:style-name="gr5" draw:text-style-name="P5" draw:layer="layout" svg:x1="7.401cm" svg:y1="1.777cm" svg:x2="8.316cm" svg:y2="2.205cm" draw:start-shape="id8" draw:start-glue-point="1" draw:end-shape="id9" draw:end-glue-point="0" svg:d="M7401 1777h915v428" svg:viewBox="0 0 916 429">
            <text:p/>
          </draw:connector>
          <draw:connector draw:style-name="gr5" draw:text-style-name="P5" draw:layer="layout" svg:x1="8.316cm" svg:y1="3.884cm" svg:x2="8.325cm" svg:y2="5.039cm" draw:start-shape="id9" draw:start-glue-point="2" draw:end-shape="id4" draw:end-glue-point="0" svg:d="M8316 3884v577h9v578" svg:viewBox="0 0 10 1156">
            <text:p/>
          </draw:connector>
          <draw:custom-shape draw:style-name="gr14" draw:text-style-name="P2" xml:id="id10" draw:id="id10" draw:layer="layout" svg:width="1.094cm" svg:height="0.359cm" svg:x="3.175cm" svg:y="6.81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xml:id="id11" draw:id="id11" draw:layer="layout" svg:width="1.094cm" svg:height="0.359cm" draw:transform="rotate (1.5707963267949) translate (1.915cm 6.176cm)">
            <text:p/>
            <draw:enhanced-geometry svg:viewBox="0 0 21600 21600" draw:type="rectangle" draw:enhanced-path="M 0 0 L 21600 0 21600 21600 0 21600 0 0 Z N"/>
          </draw:custom-shape>
          <draw:connector draw:style-name="gr5" draw:text-style-name="P5" draw:layer="layout" svg:x1="4.269cm" svg:y1="6.997cm" svg:x2="5.352cm" svg:y2="6.519cm" draw:start-shape="id10" draw:start-glue-point="1" draw:end-shape="id5" draw:end-glue-point="6" svg:d="M4269 6997h1083v-478" svg:viewBox="0 0 1084 479">
            <text:p/>
          </draw:connector>
          <draw:connector draw:style-name="gr5" draw:text-style-name="P5" draw:layer="layout" svg:x1="2.094cm" svg:y1="5.082cm" svg:x2="3.176cm" svg:y2="4.322cm" draw:start-shape="id11" draw:start-glue-point="1" draw:end-shape="id3" draw:end-glue-point="3" svg:d="M2094 5082v-760h1082" svg:viewBox="0 0 1083 761">
            <text:p/>
          </draw:connector>
          <draw:connector draw:style-name="gr5" draw:text-style-name="P5" draw:layer="layout" svg:x1="2.094cm" svg:y1="6.176cm" svg:x2="3.175cm" svg:y2="6.997cm" draw:start-shape="id11" draw:start-glue-point="3" draw:end-shape="id10" draw:end-glue-point="3" svg:d="M2094 6176v821h1081" svg:viewBox="0 0 1082 822">
            <text:p/>
          </draw:connector>
          <draw:frame draw:style-name="gr15" draw:text-style-name="P1" draw:layer="layout" svg:width="1.409cm" svg:height="0.949cm" svg:x="8.955cm" svg:y="5.842cm">
            <draw:text-box>
              <text:p><text:span text:style-name="T1">I</text:span><text:span text:style-name="T2">d</text:span></text:p>
            </draw:text-box>
          </draw:frame>
          <draw:frame draw:style-name="gr16" draw:text-style-name="P6" draw:layer="layout" svg:width="1.019cm" svg:height="0.949cm" svg:x="3.416cm" svg:y="1.957cm">
            <draw:text-box>
              <text:p><text:span text:style-name="T5">R</text:span><text:span text:style-name="T6">1</text:span></text:p>
            </draw:text-box>
          </draw:frame>
          <draw:frame draw:style-name="gr17" draw:text-style-name="P6" draw:layer="layout" svg:width="1.019cm" svg:height="0.95cm" svg:x="3.401cm" svg:y="7.177cm">
            <draw:text-box>
              <text:p><text:span text:style-name="T5">R</text:span><text:span text:style-name="T6">7</text:span></text:p>
            </draw:text-box>
          </draw:frame>
          <draw:frame draw:style-name="gr16" draw:text-style-name="P6" draw:layer="layout" svg:width="1.019cm" svg:height="0.949cm" svg:x="6.579cm" svg:y="4.502cm">
            <draw:text-box>
              <text:p><text:span text:style-name="T5">R</text:span><text:span text:style-name="T6">5</text:span></text:p>
            </draw:text-box>
          </draw:frame>
          <draw:frame draw:style-name="gr18" draw:text-style-name="P6" draw:layer="layout" svg:width="1.045cm" svg:height="0.924cm" svg:x="3.37cm" svg:y="4.502cm">
            <draw:text-box>
              <text:p><text:span text:style-name="T5">R</text:span><text:span text:style-name="T6">4</text:span></text:p>
            </draw:text-box>
          </draw:frame>
          <draw:frame draw:style-name="gr17" draw:text-style-name="P6" draw:layer="layout" svg:width="1.019cm" svg:height="0.95cm" svg:x="5.433cm" svg:y="2.752cm">
            <draw:text-box>
              <text:p><text:span text:style-name="T5">R</text:span><text:span text:style-name="T6">3</text:span></text:p>
            </draw:text-box>
          </draw:frame>
          <draw:frame draw:style-name="gr16" draw:text-style-name="P6" draw:layer="layout" svg:width="1.019cm" svg:height="0.949cm" svg:x="6.517cm" svg:y="1.957cm">
            <draw:text-box>
              <text:p><text:span text:style-name="T5">R</text:span><text:span text:style-name="T6">2</text:span></text:p>
            </draw:text-box>
          </draw:frame>
          <draw:frame draw:style-name="gr16" draw:text-style-name="P6" draw:layer="layout" svg:width="1.019cm" svg:height="0.949cm" svg:x="1.157cm" svg:y="5.242cm">
            <draw:text-box>
              <text:p><text:span text:style-name="T5">R</text:span><text:span text:style-name="T6">6</text:span></text:p>
            </draw:text-box>
          </draw:frame>
          <draw:custom-shape draw:style-name="gr19" draw:text-style-name="P5" draw:layer="layout" svg:width="0.153cm" svg:height="0.169cm" svg:x="5.269cm" svg:y="4.2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5" draw:layer="layout" svg:width="0.153cm" svg:height="0.17cm" svg:x="8.206cm" svg:y="4.2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5" draw:layer="layout" svg:width="0.153cm" svg:height="0.168cm" svg:x="5.27cm" svg:y="6.9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5" draw:layer="layout" svg:width="0.153cm" svg:height="0.169cm" svg:x="5.27cm" svg:y="1.7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5" draw:layer="layout" svg:width="0.152cm" svg:height="0.17cm" svg:x="2.008cm" svg:y="4.2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6" draw:layer="layout" svg:width="0.993cm" svg:height="2.162cm" svg:x="4.296cm" svg:y="2.098cm">
            <draw:text-box>
              <text:p><text:span text:style-name="T5">+</text:span></text:p>
              <text:p><text:span text:style-name="T5">V</text:span><text:span text:style-name="T6">b</text:span></text:p>
              <text:p><text:span text:style-name="T5">-</text:span></text:p>
            </draw:text-box>
          </draw:frame>
          <draw:line draw:style-name="gr21" draw:text-style-name="P7" draw:layer="layout" svg:x1="2.515cm" svg:y1="5.083cm" svg:x2="2.515cm" svg:y2="6.314cm">
            <text:p/>
          </draw:line>
          <draw:frame draw:style-name="gr22" draw:text-style-name="P8" draw:layer="layout" svg:width="0.566cm" svg:height="1.556cm" svg:x="2.412cm" svg:y="5.245cm">
            <draw:text-box>
              <text:p><text:span text:style-name="T3">I</text:span><text:span text:style-name="T4">c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20T12:32:12.271725975</dc:date>
    <meta:editing-duration>PT16M45S</meta:editing-duration>
    <meta:editing-cycles>5</meta:editing-cycles>
    <meta:generator>LibreOffice/6.4.6.2$Linux_X86_64 LibreOffice_project/40$Build-2</meta:generator>
    <meta:document-statistic meta:object-count="49"/>
  </office:meta>
</office:document-meta>
</file>